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8a52" officeooo:paragraph-rsid="00198a52"/>
    </style:style>
    <style:style style:name="P2" style:family="paragraph" style:parent-style-name="Heading_20_1">
      <style:text-properties fo:font-size="12pt" officeooo:rsid="00145942" style:font-size-asian="12pt" style:font-size-complex="12pt"/>
    </style:style>
    <style:style style:name="P3" style:family="paragraph" style:parent-style-name="Heading_20_1">
      <style:text-properties fo:font-size="12pt" style:font-size-asian="12pt" style:font-size-complex="12pt"/>
    </style:style>
    <style:style style:name="P4" style:family="paragraph" style:parent-style-name="Heading_20_1">
      <style:text-properties fo:font-size="12pt" officeooo:rsid="00198a52" officeooo:paragraph-rsid="001d9194" style:font-size-asian="12pt" style:font-size-complex="12pt"/>
    </style:style>
    <style:style style:name="P5" style:family="paragraph" style:parent-style-name="Heading_20_1">
      <style:text-properties fo:font-size="12pt" officeooo:paragraph-rsid="001d9194" style:font-size-asian="12pt" style:font-size-complex="12pt"/>
    </style:style>
    <style:style style:name="P6" style:family="paragraph" style:parent-style-name="Heading_20_1">
      <style:text-properties fo:font-size="12pt" officeooo:paragraph-rsid="00198a52" style:font-size-asian="12pt" style:font-size-complex="12pt"/>
    </style:style>
    <style:style style:name="P7" style:family="paragraph" style:parent-style-name="Heading_20_1">
      <style:text-properties fo:font-size="12pt" officeooo:rsid="0019b745" officeooo:paragraph-rsid="00198a52" style:font-size-asian="12pt" style:font-size-complex="12pt"/>
    </style:style>
    <style:style style:name="P8" style:family="paragraph" style:parent-style-name="Heading_20_1">
      <style:text-properties officeooo:paragraph-rsid="001b6218"/>
    </style:style>
    <style:style style:name="P9" style:family="paragraph" style:parent-style-name="Text_20_body" style:list-style-name="L1">
      <style:text-properties officeooo:rsid="00144749" officeooo:paragraph-rsid="00144749"/>
    </style:style>
    <style:style style:name="P10" style:family="paragraph" style:parent-style-name="Text_20_body" style:list-style-name="L1">
      <style:text-properties officeooo:rsid="00144749" officeooo:paragraph-rsid="0017cdad"/>
    </style:style>
    <style:style style:name="P11" style:family="paragraph" style:parent-style-name="Text_20_body" style:list-style-name="L1">
      <style:text-properties officeooo:rsid="0015d9ec" officeooo:paragraph-rsid="0015d9ec"/>
    </style:style>
    <style:style style:name="P12" style:family="paragraph" style:parent-style-name="Text_20_body" style:list-style-name="L1">
      <style:text-properties officeooo:rsid="0017cdad" officeooo:paragraph-rsid="0017cdad"/>
    </style:style>
    <style:style style:name="P13" style:family="paragraph" style:parent-style-name="Text_20_body" style:list-style-name="L2">
      <style:text-properties officeooo:rsid="001b6218" officeooo:paragraph-rsid="001b6218"/>
    </style:style>
    <style:style style:name="P14" style:family="paragraph" style:parent-style-name="Text_20_body" style:list-style-name="L2">
      <style:text-properties officeooo:rsid="001cfacc" officeooo:paragraph-rsid="001cfacc"/>
    </style:style>
    <style:style style:name="P15" style:family="paragraph" style:parent-style-name="Text_20_body">
      <style:text-properties officeooo:rsid="00198a52" officeooo:paragraph-rsid="00198a52"/>
    </style:style>
    <style:style style:name="P16" style:family="paragraph" style:parent-style-name="Text_20_body" style:list-style-name="L2">
      <style:text-properties fo:font-size="12pt" officeooo:rsid="00198a52" officeooo:paragraph-rsid="001b6218" style:font-size-asian="12pt" style:font-size-complex="12pt"/>
    </style:style>
    <style:style style:name="P17" style:family="paragraph" style:parent-style-name="Text_20_body" style:list-style-name="L2">
      <style:text-properties fo:font-size="12pt" officeooo:rsid="001b6218" officeooo:paragraph-rsid="001b6218" style:font-size-asian="12pt" style:font-size-complex="12pt"/>
    </style:style>
    <style:style style:name="P18" style:family="paragraph" style:parent-style-name="Text_20_body">
      <style:text-properties fo:font-weight="bold" officeooo:rsid="001fb5e6" officeooo:paragraph-rsid="001fb5e6" style:font-weight-asian="bold" style:font-weight-complex="bold"/>
    </style:style>
    <style:style style:name="P19" style:family="paragraph" style:parent-style-name="Text_20_body" style:list-style-name="L4">
      <style:text-properties fo:font-weight="bold" officeooo:rsid="001fb5e6" officeooo:paragraph-rsid="001fb5e6" style:font-weight-asian="bold" style:font-weight-complex="bold"/>
    </style:style>
    <style:style style:name="P20" style:family="paragraph" style:parent-style-name="Text_20_body" style:list-style-name="L4">
      <style:text-properties fo:font-weight="bold" officeooo:rsid="002133ff" officeooo:paragraph-rsid="002133ff" style:font-weight-asian="bold" style:font-weight-complex="bold"/>
    </style:style>
    <style:style style:name="P21" style:family="paragraph" style:parent-style-name="Text_20_body" style:list-style-name="L4">
      <style:text-properties fo:font-weight="normal" officeooo:rsid="001fb5e6" officeooo:paragraph-rsid="001fb5e6" style:font-weight-asian="normal" style:font-weight-complex="normal"/>
    </style:style>
    <style:style style:name="P22" style:family="paragraph" style:parent-style-name="Text_20_body" style:list-style-name="L4">
      <style:text-properties fo:font-weight="normal" officeooo:rsid="001fb5e6" officeooo:paragraph-rsid="002133ff" style:font-weight-asian="normal" style:font-weight-complex="normal"/>
    </style:style>
    <style:style style:name="P23" style:family="paragraph" style:parent-style-name="Text_20_body" style:list-style-name="L4">
      <style:text-properties fo:font-weight="normal" officeooo:rsid="002133ff" officeooo:paragraph-rsid="002133ff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8a52" style:font-size-asian="12pt" style:font-size-complex="12pt"/>
    </style:style>
    <style:style style:name="T3" style:family="text">
      <style:text-properties fo:font-size="12pt" officeooo:rsid="001b6218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7cdad"/>
    </style:style>
    <style:style style:name="T7" style:family="text">
      <style:text-properties officeooo:rsid="00198a52"/>
    </style:style>
    <style:style style:name="T8" style:family="text">
      <style:text-properties officeooo:rsid="0019b745"/>
    </style:style>
    <style:style style:name="T9" style:family="text">
      <style:text-properties officeooo:rsid="001ed6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stall Git</text:h>
      <text:h text:style-name="P3" text:outline-level="1">Installing OpenOCD for STM32 (h5ceu6) <text:span text:style-name="T6">(stlinkv3mini)</text:span></text:h>
      <text:list text:style-name="L1">
        <text:list-item>
          <text:p text:style-name="P9">Dependencies: make, libtool, pkg-config, autoconf, automake, texinfo. Libusb-1.0</text:p>
        </text:list-item>
        <text:list-item>
          <text:p text:style-name="P11">git clone [repo url]</text:p>
        </text:list-item>
        <text:list-item>
          <text:p text:style-name="P9">./bootstrap</text:p>
        </text:list-item>
        <text:list-item>
          <text:p text:style-name="P10">./configure --help <text:s text:c="3"/>.</text:p>
          <text:list>
            <text:list-item>
              <text:p text:style-name="P10">/configure [options] </text:p>
            </text:list-item>
            <text:list-item>
              <text:p text:style-name="P12">(./configure --enable-stlink)</text:p>
            </text:list-item>
          </text:list>
        </text:list-item>
        <text:list-item>
          <text:p text:style-name="P9">make</text:p>
        </text:list-item>
        <text:list-item>
          <text:p text:style-name="P9">sudo make install</text:p>
        </text:list-item>
      </text:list>
      <text:h text:style-name="P4" text:outline-level="1">Install cmake</text:h>
      <text:h text:style-name="P4" text:outline-level="1">Install ninja-build</text:h>
      <text:h text:style-name="P5" text:outline-level="1"><text:span text:style-name="T7">Install </text:span><text:span text:style-name="T8">gdb-multiarch</text:span></text:h>
      <text:h text:style-name="P6" text:outline-level="1">Install <text:span text:style-name="T7">vscode – </text:span><text:span text:style-name="T9">get extensions (cortex debug, c++ extension pack), configure paths</text:span></text:h>
      <text:h text:style-name="P7" text:outline-level="1"><text:tab/></text:h>
      <text:p text:style-name="P1"><text:span text:style-name="T1"/></text:p>
      <text:h text:style-name="P8" text:outline-level="1"><text:span text:style-name="T2">I</text:span><text:span text:style-name="T3">f <text:s/>Error: libusb_open() failed with LIBUSB_ERROR_ACCESS Error: open failed</text:span></text:h>
      <text:list text:style-name="L2">
        <text:list-item>
          <text:p text:style-name="P13">Add rule to /etc/udev/rules.d/(rulename.rules)</text:p>
          <text:list>
            <text:list-item>
              <text:p text:style-name="P14">use lsusb to find IDs</text:p>
            </text:list-item>
            <text:list-item>
              <text:p text:style-name="P16">SUBSYSTEM=="usb", ATTR{idVendor}=="0483", ATTR{idProduct}=="374e", MODE="0666"</text:p>
            </text:list-item>
          </text:list>
        </text:list-item>
        <text:list-item>
          <text:p text:style-name="P17">add your user to the plugdev group</text:p>
          <text:list>
            <text:list-item>
              <text:p text:style-name="P17">sudo usermod -a -G plugdev $USER</text:p>
            </text:list-item>
          </text:list>
        </text:list-item>
      </text:list>
      <text:p text:style-name="P1"><text:span text:style-name="T1"/></text:p>
      <text:p text:style-name="P18"><text:span text:style-name="T1">Initializing a git repo:</text:span></text:p>
      <text:list text:style-name="L4">
        <text:list-item>
          <text:p text:style-name="P21"><text:span text:style-name="T1">git init</text:span></text:p>
        </text:list-item>
        <text:list-item>
          <text:p text:style-name="P21"><text:span text:style-name="T1">git add .</text:span></text:p>
        </text:list-item>
        <text:list-item>
          <text:p text:style-name="P21"><text:soft-page-break/><text:span text:style-name="T1">git remote add origin &lt;github repo url&gt;</text:span></text:p>
        </text:list-item>
        <text:list-item>
          <text:p text:style-name="P21"><text:span text:style-name="T1">git commit -m “Initial commit”</text:span></text:p>
        </text:list-item>
        <text:list-item>
          <text:p text:style-name="P22"><text:span text:style-name="T1">git push origin main</text:span></text:p>
        </text:list-item>
        <text:list-item>
          <text:p text:style-name="P22"><text:span text:style-name="T5">Submodules: </text:span><text:span text:style-name="T1">adds subdirectory that git sees as submodule, doesn’t track changes when not in directory.</text:span></text:p>
          <text:list>
            <text:list-item>
              <text:p text:style-name="P21"><text:span text:style-name="T1">git submodule add &lt;github repo url&gt;</text:span></text:p>
            </text:list-item>
            <text:list-item>
              <text:p text:style-name="P19"><text:span text:style-name="T1">Cloning project with submodules:</text:span></text:p>
              <text:list>
                <text:list-item>
                  <text:p text:style-name="P21"><text:span text:style-name="T1">git clone &lt;github repo url&gt;</text:span></text:p>
                </text:list-item>
                <text:list-item>
                  <text:p text:style-name="P21"><text:span text:style-name="T1">git submodule init</text:span></text:p>
                </text:list-item>
                <text:list-item>
                  <text:p text:style-name="P22"><text:span text:style-name="T1">git submodule update</text:span></text:p>
                </text:list-item>
              </text:list>
            </text:list-item>
            <text:list-item>
              <text:p text:style-name="P20"><text:span text:style-name="T1">Updating submodules in main project:</text:span></text:p>
              <text:list>
                <text:list-item>
                  <text:p text:style-name="P23"><text:span text:style-name="T1">git submodule update --remote</text:span></text:p>
                </text:list-item>
              </text:list>
            </text:list-item>
          </text:list>
        </text:list-item>
        <text:list-item>
          <text:p text:style-name="P22"><text:span text:style-name="T5">moving folders: </text:span><text:span text:style-name="T1">git mv &lt;location&gt; &lt;destination&gt;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17:18:07.432838025</meta:creation-date>
    <dc:date>2025-08-27T22:01:51.088389802</dc:date>
    <meta:editing-duration>PT1H25M30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2" meta:paragraph-count="36" meta:word-count="190" meta:character-count="1221" meta:non-whitespace-character-count="1089"/>
  </office:meta>
</office:document-meta>
</file>